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6d42" officeooo:paragraph-rsid="00136d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f648" officeooo:paragraph-rsid="0014f64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e38b" officeooo:paragraph-rsid="0015e38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19de3" officeooo:paragraph-rsid="00119de3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4f648" officeooo:paragraph-rsid="0014f64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f648" officeooo:paragraph-rsid="0014f648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52830" officeooo:paragraph-rsid="0015283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2830" officeooo:paragraph-rsid="00152830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officeooo:rsid="00178cda" officeooo:paragraph-rsid="00178c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</text:p>
      <text:p text:style-name="P4"/>
      <text:p text:style-name="P1">HTML, CSS, &amp; Javascript</text:p>
      <text:list xml:id="list2021767438" text:style-name="L1">
        <text:list-item>
          <text:p text:style-name="P5">The web is ran on <text:span text:style-name="T1">HyperText Markup Language (HTML), Cascading Style Sheets (CSS), and Javascript(JS)</text:span>.</text:p>
          <text:list>
            <text:list-item>
              <text:p text:style-name="P5">HTML: Adds meaning to raw content by marking it up.</text:p>
            </text:list-item>
            <text:list-item>
              <text:p text:style-name="P5">CSS: Formatting the marked up content.</text:p>
            </text:list-item>
            <text:list-item>
              <text:p text:style-name="P5">Javascript: Making the content and formatting interactive.</text:p>
            </text:list-item>
          </text:list>
        </text:list-item>
      </text:list>
      <text:p text:style-name="P6"/>
      <text:p text:style-name="P2">Language Versus 'Web Development'</text:p>
      <text:list xml:id="list476662418" text:style-name="L2">
        <text:list-item>
          <text:p text:style-name="P7">The languages (HTML, CSS, JS) are only prerequisites for becoming a web developer. There are other skills that are necessary for running a website.</text:p>
          <text:list>
            <text:list-item>
              <text:p text:style-name="P7">Organizing HTML into reusable templates.</text:p>
            </text:list-item>
            <text:list-item>
              <text:p text:style-name="P7">Starting up a web server.</text:p>
            </text:list-item>
            <text:list-item>
              <text:p text:style-name="P7">Transfering files from local to server.</text:p>
            </text:list-item>
            <text:list-item>
              <text:p text:style-name="P7">Version control for when something goes awry.</text:p>
            </text:list-item>
            <text:list-item>
              <text:p text:style-name="P7">Domain registration and setup.</text:p>
            </text:list-item>
          </text:list>
        </text:list-item>
      </text:list>
      <text:p text:style-name="P8"/>
      <text:p text:style-name="P3">Fundamentals, Not Frameworks</text:p>
      <text:list xml:id="list3487777884" text:style-name="L4">
        <text:list-item>
          <text:p text:style-name="P9">Fundamentals in HTML, CSS, and Javascript aid in the usage of frameworks.</text:p>
          <text:p text:style-name="P9"/>
        </text:list-item>
        <text:list-item>
          <text:p text:style-name="P9">Frameworks should not limit you in any way in how you want to design your webpage, but assist you in providing more abstract ways to reach the solution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7" meta:word-count="154" meta:character-count="908" meta:non-whitespace-character-count="783"/>
  </office:meta>
</office:document-meta>
</file>